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b445" officeooo:paragraph-rsid="0018b445"/>
    </style:style>
    <style:style style:name="P2" style:family="paragraph" style:parent-style-name="Standard">
      <style:text-properties officeooo:rsid="001a6c00" officeooo:paragraph-rsid="001a6c00"/>
    </style:style>
    <style:style style:name="P3" style:family="paragraph" style:parent-style-name="Standard">
      <style:text-properties officeooo:rsid="001d4988" officeooo:paragraph-rsid="001d4988"/>
    </style:style>
    <style:style style:name="P4" style:family="paragraph" style:parent-style-name="Standard">
      <style:text-properties officeooo:rsid="001eff85" officeooo:paragraph-rsid="001eff85"/>
    </style:style>
    <style:style style:name="P5" style:family="paragraph" style:parent-style-name="Standard">
      <style:text-properties officeooo:rsid="001fe1f2" officeooo:paragraph-rsid="001fe1f2"/>
    </style:style>
    <style:style style:name="T1" style:family="text">
      <style:text-properties officeooo:rsid="001c1466"/>
    </style:style>
    <style:style style:name="T2" style:family="text">
      <style:text-properties officeooo:rsid="001d4988"/>
    </style:style>
    <style:style style:name="T3" style:family="text">
      <style:text-properties officeooo:rsid="001fe1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eria Montagnoli:</text:p>
      <text:p text:style-name="P1"/>
      <text:p text:style-name="P1">La valutazione è stata effettuata senza l’utilizzo degli occhiali perché non li porta abitualmente. </text:p>
      <text:p text:style-name="P1">Presenta +0.<text:span text:style-name="T2">50</text:span> a occhio sinistro e -1.75 a occhio destro. </text:p>
      <text:p text:style-name="P1">PPC lontano quando guarda dritto e <text:span text:style-name="T1">più vicino</text:span> quando guarda in alto e in basso <text:span text:style-name="T1">ma con lento recupero</text:span>.</text:p>
      <text:p text:style-name="P1">Forie: orto in alto per poi aumentare dritto e in basso. (instabile quando guarda dritto)</text:p>
      <text:p text:style-name="P2">Muscoli extraoculari: presenta più fatica e instabilità con lo sguardo rivolto a sinistra e dritto.</text:p>
      <text:p text:style-name="P2">AA: <text:span text:style-name="T1">buona ampiezza accomodativa, migliore nell’occhio destro.</text:span></text:p>
      <text:p text:style-name="P3">Postura accomodativa: OD alto lag, quindi accomoda molto meno di quanto dovrebbe per la distanza di 50 cm; OS lead, quindi accomoda più di quanto dovrebbe alla stessa distanza.</text:p>
      <text:p text:style-name="P3"/>
      <text:p text:style-name="P3"/>
      <text:p text:style-name="P4">Alessandro Comini</text:p>
      <text:p text:style-name="P4"/>
      <text:p text:style-name="P4">La valutazione mostra che da lontano il sistema visivo funziona bene, leggera ipermetropia non necessaria da correggere e buona stereopsi. Da vicino poca fatica nello svolgimento di test PPC con rottura a naso per il basso. In alto il recupero è più lento, probabilmente dovuto a un difetto muscolare e alla leggera tropia identificata con il cover test. Foria vicino costante nelle posizioni di sguardo <text:span text:style-name="T3">con</text:span> leggera exoforia. È tutto nella norma a parte i movimenti oculari <text:span text:style-name="T3">dove</text:span> presenta una difficoltà maggiore <text:span text:style-name="T3">negli inseguimenti</text:span> quando usa entrambi gli occhi (bino<text:span text:style-name="T3">culare</text:span>). <text:s/>Le saccadi sono difficoltose soprattutto in monoculare. Raggiunge la mira con lo sguardo in ritardo e con perdita della fissazione.</text:p>
      <text:p text:style-name="P4"/>
      <text:p text:style-name="P5">La sua difficoltà principale è dovuta ai movimenti oculari che non sono fluidi durante gli inseguimenti e non sono precisi durante le saccad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8:56:34.118000000</meta:creation-date>
    <dc:date>2016-09-29T17:39:34.471000000</dc:date>
    <meta:editing-duration>PT6M59S</meta:editing-duration>
    <meta:editing-cycles>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1" meta:word-count="246" meta:character-count="1569" meta:non-whitespace-character-count="1331"/>
  </office:meta>
</office:document-meta>
</file>